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</office:automatic-styles>
  <office:body>
    <office:text>
      <text:p text:style-name="Title">Lecture Slid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1, 2021 (10:29:40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Book Topic</text:p>
            </table:table-cell>
            <table:table-cell table:style-name="TableHeaderRowCell" office:value-type="string">
              <text:p text:style-name="Table_20_Heading">Corresponding Slides</text:p>
            </table:table-cell>
          </table:table-row>
        </table:table-header-rows>
        <table:table-row>
          <table:table-cell table:style-name="TableRowCell" office:value-type="string">
            <text:p text:style-name="Table_20_Contents">Introduction to Computers and Programming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10_general_concepts/Programming-Intro.pptx" office:name=""><text:span text:style-name="Definition">pptx</text:span></text:a></text:p>
          </table:table-cell>
        </table:table-row>
        <table:table-row>
          <table:table-cell table:style-name="TableRowCell" office:value-type="string">
            <text:p text:style-name="Table_20_Contents">Introduction to the C# Language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20_first_program/C%23-Intro.pptx" office:name=""><text:span text:style-name="Definition">pptx</text:span></text:a></text:p>
          </table:table-cell>
        </table:table-row>
        <table:table-row>
          <table:table-cell table:style-name="TableRowCell" office:value-type="string">
            <text:p text:style-name="Table_20_Contents">Rules of C# Syntax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20_first_program/Identifiers-Writeline.pptx" office:name=""><text:span text:style-name="Definition">pptx</text:span></text:a></text:p>
          </table:table-cell>
        </table:table-row>
        <table:table-row>
          <table:table-cell table:style-name="TableRowCell" office:value-type="string">
            <text:p text:style-name="Table_20_Contents">Datatype Basic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30_datatypes_and_variables/Datatypes-Variables.pptx" office:name=""><text:span text:style-name="Definition">pptx</text:span></text:a></text:p>
          </table:table-cell>
        </table:table-row>
        <table:table-row>
          <table:table-cell table:style-name="TableRowCell" office:value-type="string">
            <text:p text:style-name="Table_20_Contents">Datatype Detail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30_datatypes_and_variables/Datatypes-Variables-Details.pptx" office:name=""><text:span text:style-name="Definition">pptx</text:span></text:a></text:p>
          </table:table-cell>
        </table:table-row>
        <table:table-row>
          <table:table-cell table:style-name="TableRowCell" office:value-type="string">
            <text:p text:style-name="Table_20_Contents">Operator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40_operators/Conversions-Casting-Operators.pptx" office:name=""><text:span text:style-name="Definition">pptx</text:span></text:a></text:p>
          </table:table-cell>
        </table:table-row>
        <table:table-row>
          <table:table-cell table:style-name="TableRowCell" office:value-type="string">
            <text:p text:style-name="Table_20_Contents">Reading Input, Displaying Output, and Concatenation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50_reading_and_displaying/Input-Output-Concatenation.pptx" office:name=""><text:span text:style-name="Definition">pptx</text:span></text:a></text:p>
          </table:table-cell>
        </table:table-row>
        <table:table-row>
          <table:table-cell table:style-name="TableRowCell" office:value-type="string">
            <text:p text:style-name="Table_20_Contents">Class and Object Basic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60_object_oriented_intro/Objects-Intro.pptx" office:name=""><text:span text:style-name="Definition">pptx</text:span></text:a></text:p>
          </table:table-cell>
        </table:table-row>
        <table:table-row>
          <table:table-cell table:style-name="TableRowCell" office:value-type="string">
            <text:p text:style-name="Table_20_Contents">Class and Object Detail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60_object_oriented_intro/Objects-Details.pptx" office:name=""><text:span text:style-name="Definition">pptx</text:span></text:a></text:p>
          </table:table-cell>
        </table:table-row>
        <table:table-row>
          <table:table-cell table:style-name="TableRowCell" office:value-type="string">
            <text:p text:style-name="Table_20_Contents">Overloading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70_object_oriented_contd/Overloads-Properties.pptx" office:name=""><text:span text:style-name="Definition">pptx</text:span></text:a></text:p>
          </table:table-cell>
        </table:table-row>
        <table:table-row>
          <table:table-cell table:style-name="TableRowCell" office:value-type="string">
            <text:p text:style-name="Table_20_Contents">Constructors &amp; ToString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70_object_oriented_contd/Constructors-ToString.pptx" office:name=""><text:span text:style-name="Definition">pptx</text:span></text:a></text:p>
          </table:table-cell>
        </table:table-row>
        <table:table-row>
          <table:table-cell table:style-name="TableRowCell" office:value-type="string">
            <text:p text:style-name="Table_20_Contents">Decisions and Decision Structure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80_decisions_booleans_and_comparisons/Booleans-Comparisons.pptx" office:name=""><text:span text:style-name="Definition">pptx</text:span></text:a></text:p>
          </table:table-cell>
        </table:table-row>
        <table:table-row>
          <table:table-cell table:style-name="TableRowCell" office:value-type="string">
            <text:p text:style-name="Table_20_Contents">if, if-else and if-else-if Statement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90_if/If-Else.pptx" office:name=""><text:span text:style-name="Definition">pptx</text:span></text:a></text:p>
          </table:table-cell>
        </table:table-row>
        <table:table-row>
          <table:table-cell table:style-name="TableRowCell" office:value-type="string">
            <text:p text:style-name="Table_20_Contents">Switch Statements and the Conditional Operator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00_switch/Switch.pptx" office:name=""><text:span text:style-name="Definition">pptx</text:span></text:a></text:p>
          </table:table-cell>
        </table:table-row>
        <table:table-row>
          <table:table-cell table:style-name="TableRowCell" office:value-type="string">
            <text:p text:style-name="Table_20_Contents">While loop and Increment Operator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10_while_loops_and_vocabulary/While-Increment.pptx" office:name=""><text:span text:style-name="Definition">pptx</text:span></text:a></text:p>
          </table:table-cell>
        </table:table-row>
        <table:table-row>
          <table:table-cell table:style-name="TableRowCell" office:value-type="string">
            <text:p text:style-name="Table_20_Contents">Do-while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10_while_loops_and_vocabulary/Do-While-Vocab.pptx" office:name=""><text:span text:style-name="Definition">pptx</text:span></text:a></text:p>
          </table:table-cell>
        </table:table-row>
        <table:table-row>
          <table:table-cell table:style-name="TableRowCell" office:value-type="string">
            <text:p text:style-name="Table_20_Contents">For loop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50_for_loops/For-Loops.pptx" office:name=""><text:span text:style-name="Definition">pptx</text:span></text:a></text:p>
          </table:table-cell>
        </table:table-row>
        <table:table-row>
          <table:table-cell table:style-name="TableRowCell" office:value-type="string">
            <text:p text:style-name="Table_20_Contents">Arrays and loop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50_for_loops/Arrays-Advanced-Loops.pptx" office:name=""><text:span text:style-name="Definition">pptx</text:span></text:a></text:p>
          </table:table-cell>
        </table:table-row>
        <table:table-row>
          <table:table-cell table:style-name="TableRowCell" office:value-type="string">
            <text:p text:style-name="Table_20_Contents">The <text:span text:style-name="KeywordTok">static</text:span> Keyword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70_static_elements/Static.pptx" office:name=""><text:span text:style-name="Definition">pptx</text:span></text:a>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Lecture Slid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1T14:29:46Z</meta:creation-date>
    <dc:date>2021-08-11T14:29:46Z</dc:date>
    <meta:user-defined meta:name="date" meta:value-type="string">August  11, 2021 (10:29:40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